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style="italic" style:font-style-asian="italic" style:font-style-complex="italic"/>
    </style:style>
    <style:style style:name="P3" style:family="paragraph" style:parent-style-name="Preformatted_20_Text">
      <style:paragraph-properties fo:text-align="start" style:justify-single-word="false"/>
      <style:text-properties style:font-name="Courier new" fo:font-style="italic" style:font-style-asian="italic" style:font-style-complex="italic"/>
    </style:style>
    <style:style style:name="P4"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Preformatted_20_Text">
      <style:text-properties style:font-name="Courier new" fo:font-weight="bold" style:font-weight-asian="bold" style:font-weight-complex="bold"/>
    </style:style>
    <style:style style:name="P6" style:family="paragraph" style:parent-style-name="Preformatted_20_Text">
      <style:text-properties style:font-name="Courier new"/>
    </style:style>
    <style:style style:name="P7" style:family="paragraph" style:parent-style-name="Preformatted_20_Text">
      <style:text-properties style:font-name="Courier new" fo:font-size="10pt" style:text-underline-style="solid" style:text-underline-width="auto" style:text-underline-color="font-color" style:font-size-asian="8.75pt" style:font-size-complex="10pt"/>
    </style:style>
    <style:style style:name="P8" style:family="paragraph" style:parent-style-name="Preformatted_20_Text">
      <style:text-properties style:font-name="Courier new" fo:font-weight="bold" style:font-weight-asian="bold" style:font-weight-complex="bold"/>
    </style:style>
    <style:style style:name="P9" style:family="paragraph" style:parent-style-name="Preformatted_20_Text">
      <style:paragraph-properties fo:text-align="start" style:justify-single-word="false"/>
      <style:text-properties style:font-name="Courier new" fo:font-style="italic" style:font-style-asian="italic" style:font-style-complex="italic"/>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évoreur</text:p>
      <text:p text:style-name="P1"/>
      <text:p text:style-name="P1"/>
      <text:p text:style-name="P1"><text:span text:style-name="T1">Classe :</text:span> <text:span text:style-name="T3">1</text:span></text:p>
      <text:p text:style-name="P1"/>
      <text:p text:style-name="P1"><text:span text:style-name="T1">Caractéristiques notables :</text:span> <text:span text:style-name="T3">Aveugle / Odorat sur-développé / mâchoire démontable</text:span></text:p>
      <text:p text:style-name="P7"/>
      <text:p text:style-name="P1"><text:span text:style-name="T1">Portée d’action globale :</text:span> <text:span text:style-name="T3">CAC</text:span></text:p>
      <text:p text:style-name="P5"/>
      <text:p text:style-name="P1"><text:span text:style-name="T2">Poids :</text:span><text:span text:style-name="T3"> XX,xx kilogrammes / équivalent à l'humain parasité</text:span></text:p>
      <text:p text:style-name="P5"/>
      <text:p text:style-name="P1"><text:span text:style-name="T2">Taille :</text:span><text:span text:style-name="T3"> XXX,xx kilogrammes / équivalent à l'humain parasité</text:span></text:p>
      <text:p text:style-name="P1"/>
      <text:p text:style-name="P1"><text:span text:style-name="T1">Capacité notables</text:span><text:span text:style-name="T1"> :</text:span> </text:p>
      <text:p text:style-name="P1"><text:span text:style-name="T3">aucune</text:span></text:p>
      <text:p text:style-name="P1"/>
      <text:p text:style-name="P1"><text:span text:style-name="T1">Description :</text:span> </text:p>
      <text:p text:style-name="P1"/>
      <text:p text:style-name="P1"><text:tab/><text:span text:style-name="T4">Les dévoreurs sont le fruit de la mutation sur les humains la plus courante. L'hôte perd ses yeux, ses ongles, ses dents et ses oreilles. Les bras s'allongent et la cage thoracique réduit. Enfin, les os des doigts poussent devenant des griffes.</text:span></text:p>
      <text:p text:style-name="P2"/>
      <text:p text:style-name="P1"><text:span text:style-name="T1">Précautions</text:span><text:span text:style-name="T1"> :</text:span> </text:p>
      <text:p text:style-name="P1"/>
      <text:p text:style-name="P3"><text:tab/>Les dévoreurs sont les mutants les plus courants. Cependant ils ne sont pas à sous-estimer. En effet la force de leur mâchoire leur permet d'arracher des membres avec une facilité déconcertante. Les combattre sans équipement et simplement trop risqué. </text:p>
      <text:p text:style-name="P3">Pour s'en cacher, masquer son odeur suffit, ces créatures sont sourdes et aveugles.</text:p>
      <text:p text:style-name="P3">Si vous êtes pris en chasse n'hésitez pas à vous mettre en hauteur, les dévoreurs sont peut-être d’excellent coureurs mais sont de piètre escaladeurs. Les dévoreurs ont tendances à se réunir en harde pour chasser et passent le plus clair de leur temps à végéter dans leur nid en attendant de sentir une proie (jusqu'à 1km de distance). Aussi, faites attention lorsque vous en croisez un, il y en a certainement d'autres dans les environs.</text:p>
      <text:p text:style-name="P3">La meilleurs façon d'abattre ce genre de mutant est de trancher leur tête puis de détruire l'arrière du crâne, là où se trouve le nid de parasites. Cependant, même en laissant la tête ainsi, les parasites sont voué à mourir. Subsistera seulement le danger d'une mor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4:05:35.15</dc:date>
    <meta:editing-duration>PT47M1S</meta:editing-duration>
    <meta:editing-cycles>70</meta:editing-cycles>
    <meta:generator>OpenOffice/4.1.5$Win32 OpenOffice.org_project/415m1$Build-9789</meta:generator>
    <dc:creator>Thibault Martin-Teyssier</dc:creator>
    <meta:document-statistic meta:table-count="0" meta:image-count="0" meta:object-count="0" meta:page-count="1" meta:paragraph-count="15" meta:word-count="260" meta:character-count="1588"/>
  </office:meta>
</office:document-meta>
</file>